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2455e" officeooo:paragraph-rsid="0002455e"/>
    </style:style>
    <style:style style:name="P2" style:family="paragraph" style:parent-style-name="Standard">
      <style:paragraph-properties fo:text-align="center" style:justify-single-word="false"/>
      <style:text-properties officeooo:rsid="0002455e" officeooo:paragraph-rsid="0002455e"/>
    </style:style>
    <style:style style:name="P3" style:family="paragraph" style:parent-style-name="Standard">
      <style:text-properties officeooo:rsid="0003f484" officeooo:paragraph-rsid="0003f484"/>
    </style:style>
    <style:style style:name="P4" style:family="paragraph" style:parent-style-name="Standard">
      <style:text-properties officeooo:rsid="0003f484" officeooo:paragraph-rsid="00050ee0"/>
    </style:style>
    <style:style style:name="P5" style:family="paragraph" style:parent-style-name="Standard">
      <style:text-properties officeooo:rsid="0003f484" officeooo:paragraph-rsid="000b4618"/>
    </style:style>
    <style:style style:name="P6" style:family="paragraph" style:parent-style-name="Standard">
      <style:text-properties officeooo:rsid="0003f484" officeooo:paragraph-rsid="000fe5d7"/>
    </style:style>
    <style:style style:name="P7" style:family="paragraph" style:parent-style-name="Standard">
      <style:text-properties officeooo:rsid="0003f484" officeooo:paragraph-rsid="00139d60"/>
    </style:style>
    <style:style style:name="P8" style:family="paragraph" style:parent-style-name="Standard">
      <style:text-properties officeooo:rsid="00053b66" officeooo:paragraph-rsid="00053b66"/>
    </style:style>
    <style:style style:name="P9" style:family="paragraph" style:parent-style-name="Standard">
      <style:text-properties officeooo:rsid="00053b66" officeooo:paragraph-rsid="002220b0"/>
    </style:style>
    <style:style style:name="P10" style:family="paragraph" style:parent-style-name="Standard">
      <style:text-properties officeooo:rsid="0006ffbe" officeooo:paragraph-rsid="0006ffbe"/>
    </style:style>
    <style:style style:name="P11" style:family="paragraph" style:parent-style-name="Standard" style:list-style-name="L2">
      <style:text-properties officeooo:rsid="0006ffbe" officeooo:paragraph-rsid="00231215"/>
    </style:style>
    <style:style style:name="P12" style:family="paragraph" style:parent-style-name="Standard" style:list-style-name="L2">
      <style:text-properties officeooo:rsid="00080a50" officeooo:paragraph-rsid="00080a50"/>
    </style:style>
    <style:style style:name="P13" style:family="paragraph" style:parent-style-name="Standard">
      <style:text-properties officeooo:rsid="00080a50" officeooo:paragraph-rsid="00080a50"/>
    </style:style>
    <style:style style:name="P14" style:family="paragraph" style:parent-style-name="Standard">
      <style:text-properties officeooo:rsid="00080a50" officeooo:paragraph-rsid="00231215"/>
    </style:style>
    <style:style style:name="P15" style:family="paragraph" style:parent-style-name="Standard">
      <style:text-properties officeooo:rsid="00093fc4" officeooo:paragraph-rsid="00093fc4"/>
    </style:style>
    <style:style style:name="P16" style:family="paragraph" style:parent-style-name="Standard">
      <style:text-properties officeooo:rsid="000aab19" officeooo:paragraph-rsid="000aab19"/>
    </style:style>
    <style:style style:name="P17" style:family="paragraph" style:parent-style-name="Standard">
      <style:text-properties officeooo:rsid="000aab19" officeooo:paragraph-rsid="000d3fc0"/>
    </style:style>
    <style:style style:name="P18" style:family="paragraph" style:parent-style-name="Standard">
      <style:text-properties officeooo:rsid="000aab19" officeooo:paragraph-rsid="000e6aae"/>
    </style:style>
    <style:style style:name="P19" style:family="paragraph" style:parent-style-name="Standard">
      <style:text-properties officeooo:rsid="000aab19" officeooo:paragraph-rsid="000fe5d7"/>
    </style:style>
    <style:style style:name="P20" style:family="paragraph" style:parent-style-name="Standard">
      <style:text-properties officeooo:rsid="000aab19" officeooo:paragraph-rsid="00234a76"/>
    </style:style>
    <style:style style:name="P21" style:family="paragraph" style:parent-style-name="Standard">
      <style:text-properties officeooo:rsid="000aab19" officeooo:paragraph-rsid="00259ff9"/>
    </style:style>
    <style:style style:name="P22" style:family="paragraph" style:parent-style-name="Standard">
      <style:text-properties fo:font-style="italic" officeooo:rsid="0006ffbe" officeooo:paragraph-rsid="0006ffbe" style:font-style-asian="italic" style:font-style-complex="italic"/>
    </style:style>
    <style:style style:name="P23" style:family="paragraph" style:parent-style-name="Standard">
      <style:text-properties officeooo:rsid="000e6aae" officeooo:paragraph-rsid="000e6aae"/>
    </style:style>
    <style:style style:name="P24" style:family="paragraph" style:parent-style-name="Standard">
      <style:text-properties officeooo:rsid="000e6aae" officeooo:paragraph-rsid="00234a76"/>
    </style:style>
    <style:style style:name="P25" style:family="paragraph" style:parent-style-name="Standard">
      <style:text-properties officeooo:rsid="002220b0" officeooo:paragraph-rsid="002220b0"/>
    </style:style>
    <style:style style:name="P26" style:family="paragraph" style:parent-style-name="Standard">
      <style:text-properties officeooo:rsid="00231215" officeooo:paragraph-rsid="00231215"/>
    </style:style>
    <style:style style:name="P27" style:family="paragraph" style:parent-style-name="Standard">
      <style:text-properties officeooo:rsid="002508d2" officeooo:paragraph-rsid="000e6aae"/>
    </style:style>
    <style:style style:name="P28" style:family="paragraph" style:parent-style-name="Standard">
      <style:text-properties officeooo:rsid="002508d2" officeooo:paragraph-rsid="002508d2"/>
    </style:style>
    <style:style style:name="P29" style:family="paragraph" style:parent-style-name="Standard">
      <style:text-properties officeooo:rsid="00259ff9" officeooo:paragraph-rsid="00259ff9"/>
    </style:style>
    <style:style style:name="P30" style:family="paragraph" style:parent-style-name="Standard">
      <style:paragraph-properties fo:break-before="page"/>
      <style:text-properties officeooo:rsid="000aab19" officeooo:paragraph-rsid="000b4618"/>
    </style:style>
    <style:style style:name="T1" style:family="text">
      <style:text-properties officeooo:rsid="0003f484"/>
    </style:style>
    <style:style style:name="T2" style:family="text">
      <style:text-properties style:text-position="sub 58%"/>
    </style:style>
    <style:style style:name="T3" style:family="text">
      <style:text-properties style:text-position="sub 58%" officeooo:rsid="000aab19"/>
    </style:style>
    <style:style style:name="T4" style:family="text">
      <style:text-properties officeooo:rsid="00050ee0"/>
    </style:style>
    <style:style style:name="T5" style:family="text">
      <style:text-properties officeooo:rsid="00053b66"/>
    </style:style>
    <style:style style:name="T6" style:family="text">
      <style:text-properties officeooo:rsid="0006ffbe"/>
    </style:style>
    <style:style style:name="T7" style:family="text">
      <style:text-properties officeooo:rsid="00093fc4"/>
    </style:style>
    <style:style style:name="T8" style:family="text">
      <style:text-properties style:text-position="0% 100%"/>
    </style:style>
    <style:style style:name="T9" style:family="text">
      <style:text-properties style:text-position="0% 100%" officeooo:rsid="000b4618"/>
    </style:style>
    <style:style style:name="T10" style:family="text">
      <style:text-properties style:text-position="0% 100%" officeooo:rsid="000c0e34"/>
    </style:style>
    <style:style style:name="T11" style:family="text">
      <style:text-properties style:text-position="0% 100%" officeooo:rsid="00093fc4"/>
    </style:style>
    <style:style style:name="T12" style:family="text">
      <style:text-properties style:text-position="0% 100%" officeooo:rsid="000e6aae"/>
    </style:style>
    <style:style style:name="T13" style:family="text">
      <style:text-properties style:text-position="0% 100%" officeooo:rsid="000aab19"/>
    </style:style>
    <style:style style:name="T14" style:family="text">
      <style:text-properties style:text-position="0% 100%" officeooo:rsid="000fe5d7"/>
    </style:style>
    <style:style style:name="T15" style:family="text">
      <style:text-properties style:text-position="0% 100%" officeooo:rsid="0003f484"/>
    </style:style>
    <style:style style:name="T16" style:family="text">
      <style:text-properties style:text-position="0% 100%" officeooo:rsid="00234a76"/>
    </style:style>
    <style:style style:name="T17" style:family="text">
      <style:text-properties style:text-position="0% 100%" officeooo:rsid="002508d2"/>
    </style:style>
    <style:style style:name="T18" style:family="text">
      <style:text-properties style:text-position="0% 100%" fo:font-weight="bold" style:font-weight-asian="bold" style:font-weight-complex="bold"/>
    </style:style>
    <style:style style:name="T19" style:family="text">
      <style:text-properties style:text-position="0% 100%" officeooo:rsid="00259ff9"/>
    </style:style>
    <style:style style:name="T20" style:family="text">
      <style:text-properties style:text-position="0% 100%" officeooo:rsid="0026a55b"/>
    </style:style>
    <style:style style:name="T21" style:family="text">
      <style:text-properties officeooo:rsid="000b4618"/>
    </style:style>
    <style:style style:name="T22" style:family="text">
      <style:text-properties officeooo:rsid="000c0e34"/>
    </style:style>
    <style:style style:name="T23" style:family="text">
      <style:text-properties officeooo:rsid="000d3fc0"/>
    </style:style>
    <style:style style:name="T24" style:family="text">
      <style:text-properties officeooo:rsid="00108f46"/>
    </style:style>
    <style:style style:name="T25" style:family="text">
      <style:text-properties officeooo:rsid="00110069"/>
    </style:style>
    <style:style style:name="T26" style:family="text">
      <style:text-properties officeooo:rsid="0011d21c"/>
    </style:style>
    <style:style style:name="T27" style:family="text">
      <style:text-properties officeooo:rsid="00155996"/>
    </style:style>
    <style:style style:name="T28" style:family="text">
      <style:text-properties officeooo:rsid="0016771c"/>
    </style:style>
    <style:style style:name="T29" style:family="text">
      <style:text-properties officeooo:rsid="00182fb1"/>
    </style:style>
    <style:style style:name="T30" style:family="text">
      <style:text-properties officeooo:rsid="001a2be9"/>
    </style:style>
    <style:style style:name="T31" style:family="text">
      <style:text-properties officeooo:rsid="001bef2e"/>
    </style:style>
    <style:style style:name="T32" style:family="text">
      <style:text-properties officeooo:rsid="001dabf3"/>
    </style:style>
    <style:style style:name="T33" style:family="text">
      <style:text-properties fo:font-weight="bold" style:font-weight-asian="bold" style:font-weight-complex="bold"/>
    </style:style>
    <style:style style:name="T34" style:family="text">
      <style:text-properties fo:font-weight="bold" officeooo:rsid="001dabf3" style:font-weight-asian="bold" style:font-weight-complex="bold"/>
    </style:style>
    <style:style style:name="T35" style:family="text">
      <style:text-properties fo:font-weight="bold" officeooo:rsid="001e65b5" style:font-weight-asian="bold" style:font-weight-complex="bold"/>
    </style:style>
    <style:style style:name="T36" style:family="text">
      <style:text-properties officeooo:rsid="002220b0"/>
    </style:style>
    <style:style style:name="T37" style:family="text">
      <style:text-properties officeooo:rsid="00231215"/>
    </style:style>
    <style:style style:name="T38" style:family="text">
      <style:text-properties officeooo:rsid="00234a76"/>
    </style:style>
    <style:style style:name="T39" style:family="text">
      <style:text-properties officeooo:rsid="002508d2"/>
    </style:style>
    <style:style style:name="T40" style:family="text">
      <style:text-properties officeooo:rsid="00259ff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osed Natural Numbers</text:p>
      <text:p text:style-name="P2">by Sven Nilsen, 2020</text:p>
      <text:p text:style-name="P1"/>
      <text:p text:style-name="P1">The Peano axioms is the most commonly used axiomatic system for natural numbers. However, in modern mathematics, the distinction between countable infinite types and uncountable infinite types is very important, since every countable infinite type has an isomorphism to natural numbers. This makes it desirable to <text:span text:style-name="T35">strengthen</text:span><text:span text:style-name="T33"> natural numbers</text:span> in a such way that one can not construct infinity within the system of natural numbers, while still be able to construct higher infinite cardinal types by powerset.</text:p>
      <text:p text:style-name="P1"/>
      <text:p text:style-name="P3">A closed natural number system is a <text:span text:style-name="T32">stronger axiomatic system built on</text:span> Peano axioms, where:</text:p>
      <text:p text:style-name="P3"/>
      <text:p text:style-name="P5"><text:tab/>1 + 1 + 1 + … = 0<text:tab/><text:tab/><text:tab/><text:tab/><text:span text:style-name="T21">0 ¬= </text:span>∞</text:p>
      <text:p text:style-name="P5"><text:tab/>|closed_nat| = ∞<text:tab/><text:tab/><text:tab/><text:tab/><text:span text:style-name="T21">(</text:span>∞ : <text:span text:style-name="T21">closed_nat) = false</text:span></text:p>
      <text:p text:style-name="P3"/>
      <text:p text:style-name="P3">This means that `0` has a dual meaning, similar to `±∞` in projective reals.<text:line-break/><text:span text:style-name="T32">This system </text:span><text:span text:style-name="T34">does not imply</text:span><text:span text:style-name="T32"> that the successor function has a unique model `x : [succ] 0`.</text:span></text:p>
      <text:p text:style-name="P3"/>
      <text:p text:style-name="P3">The `closed_nat` type can also be represented with the symbol `ℕ<text:span text:style-name="T2">c</text:span>`:</text:p>
      <text:p text:style-name="P3"/>
      <text:p text:style-name="P3"><text:tab/>closed_nat &lt;=&gt; ℕ<text:span text:style-name="T2">c</text:span></text:p>
      <text:p text:style-name="P3"/>
      <text:p text:style-name="P3">The motivation <text:span text:style-name="T24">of</text:span> closed natural numbers comes from the definition of the successor function:</text:p>
      <text:p text:style-name="P3"/>
      <text:p text:style-name="P3"><text:tab/>succ(n : ℕ) : ℕ</text:p>
      <text:p text:style-name="P3"/>
      <text:p text:style-name="P7">In path semantics, this i<text:span text:style-name="T25">mplies</text:span> the trivial path <text:span text:style-name="T26">`</text:span>∀succ<text:span text:style-name="T26">` returns `true` for all natural numbers</text:span>:</text:p>
      <text:p text:style-name="P3"/>
      <text:p text:style-name="P3"><text:tab/>∀succ &lt;=&gt; <text:span text:style-name="T25">\(x : </text:span>ℕ<text:span text:style-name="T25">) = true</text:span></text:p>
      <text:p text:style-name="P3"/>
      <text:p text:style-name="P4">However, <text:span text:style-name="T27">from the Peano axioms, </text:span>the successor function constructs a new element of `ℕ`,<text:line-break/>such that <text:span text:style-name="T4">for some domain constraint `c` that does not return `true` for all inputs,</text:span></text:p>
      <text:p text:style-name="P4"><text:span text:style-name="T4">the constrained existential path returns `true` for some input which the constraint does not:</text:span></text:p>
      <text:p text:style-name="P3"/>
      <text:p text:style-name="P3"><text:tab/>∀ <text:span text:style-name="T4">c : ℕ → 𝔹 ∧ ¬\true { </text:span>∃ <text:span text:style-name="T4">x { (</text:span>∃<text:span text:style-name="T4">succ{c})(x) ∧ ¬c(x) } }</text:span></text:p>
      <text:p text:style-name="P3"/>
      <text:p text:style-name="P8">This means the largest domain constraint that does not return `true` for all inputs constructs the <text:span text:style-name="T21">set including the</text:span> last element of natural numbers, which can be <text:span text:style-name="T6">expressed</text:span> as following:</text:p>
      <text:p text:style-name="P8"/>
      <text:p text:style-name="P8"><text:tab/><text:span text:style-name="T1">∃ x : ℕ </text:span>{ succ(x) = 1 + 1 + 1 + … }</text:p>
      <text:p text:style-name="P8"/>
      <text:p text:style-name="P25">It is necessary from the Peano axioms that `x` exists, but <text:span text:style-name="T33">not necessary</text:span> that `x` is <text:span text:style-name="T33">uniquely defined</text:span>.</text:p>
      <text:p text:style-name="P9"/>
      <text:p text:style-name="P9"><text:span text:style-name="T36">By definition, t</text:span>he Peano axioms implies that the last element is a natural number:</text:p>
      <text:p text:style-name="P8"/>
      <text:p text:style-name="P8"><text:tab/>1 + 1 + 1 + … : <text:span text:style-name="T1">ℕ</text:span></text:p>
      <text:p text:style-name="P8"><text:soft-page-break/>However, the construction of this element changes the function identity of `<text:span text:style-name="T1">∀succ</text:span>`, which according to the core axiom of path semantics <text:span text:style-name="T6">also </text:span>changes the function identity of `succ`. <text:span text:style-name="T6">U</text:span>nder the interpretation of constrained functions, `succ &lt;=&gt; succ{<text:span text:style-name="T1">∀succ</text:span>}` <text:span text:style-name="T6">must hold in order for `succ` to be a function</text:span>.</text:p>
      <text:p text:style-name="P10"/>
      <text:p text:style-name="P10">The Peano axioms contains a<text:span text:style-name="T39">n ambiguity</text:span> under the idea of a last natural number:</text:p>
      <text:p text:style-name="P10"/>
      <text:p text:style-name="P22">If one could construct the last element of the natural numbers, then this element could be used to construct another natural number, hence prove that the element used to construct it was not the “<text:span text:style-name="T39">actual” </text:span>last element of the natural numbers<text:span text:style-name="T28">!</text:span></text:p>
      <text:p text:style-name="P10"/>
      <text:p text:style-name="P10">This <text:span text:style-name="T39">ambiguity</text:span> might be resolved using one of two options:</text:p>
      <text:p text:style-name="P10"/>
      <text:list xml:id="list2097058338411377756" text:style-name="L2">
        <text:list-item>
          <text:p text:style-name="P12">`succ` is not a function <text:span text:style-name="T29">under interpretation of constrained functions</text:span>:</text:p>
        </text:list-item>
      </text:list>
      <text:p text:style-name="P13"/>
      <text:p text:style-name="P13"><text:tab/>(<text:span text:style-name="T5">succ &lt;=&gt; succ{∀succ}</text:span>) = false</text:p>
      <text:p text:style-name="P13"/>
      <text:list xml:id="list91703490883462" text:continue-numbering="true" text:style-name="L2">
        <text:list-item>
          <text:p text:style-name="P11">There exists no <text:span text:style-name="T37">unique natural number which successor is the last natural number:<text:line-break/></text:span></text:p>
          <text:p text:style-name="P11"><text:span text:style-name="T37">|x : ℕ { (succ(x) = 1 + 1 + 1 + …) }| &gt; 1</text:span></text:p>
        </text:list-item>
      </text:list>
      <text:p text:style-name="P13"/>
      <text:p text:style-name="P13">In traditional mathematics, the <text:span text:style-name="T37">first</text:span> option is most common, since the <text:span text:style-name="T37">second</text:span> option seems absurd <text:span text:style-name="T37">when misinterpreted as necessity of the following statement:</text:span></text:p>
      <text:p text:style-name="P13"/>
      <text:p text:style-name="P14"><text:tab/><text:span text:style-name="T37">(∃ x : ℕ { succ(x) = 1 + 1 + 1 + … }) = false</text:span></text:p>
      <text:p text:style-name="P13"/>
      <text:p text:style-name="P13">By weakening the path semantical definition of function identity for constructors under the interpretation of constrained functions, one can do theorem proving, as long the trivial path is not used.</text:p>
      <text:p text:style-name="P13"/>
      <text:p text:style-name="P13">However, this means that Peano axioms are undecidable consistent/inconsistent under functions.</text:p>
      <text:p text:style-name="P13"/>
      <text:p text:style-name="P15">The closed natural numbers changes the Peano axioms such that `succ` becomes a function.</text:p>
      <text:p text:style-name="P26">This happens by resolving the paradox using the second option, which traditional mathematics ignored.</text:p>
      <text:p text:style-name="P28">By making the number that is used to construct the last natural number non-unique, one can prove that the ambiguity mentioned above <text:span text:style-name="T33">is in fact an ambiguity</text:span>. <text:span text:style-name="T40">Things that are true under Peano axioms carries over to the new stronger axiomatic system.</text:span></text:p>
      <text:p text:style-name="P26"/>
      <text:p text:style-name="P15">There exists only one choice to do so while preserving the <text:span text:style-name="T30">total </text:span>order for all other numbers than zero:</text:p>
      <text:p text:style-name="P15"/>
      <text:p text:style-name="P15"><text:tab/>∀ x : (¬= 0) { x + 1 &gt; x }</text:p>
      <text:p text:style-name="P15"/>
      <text:p text:style-name="P15">This <text:span text:style-name="T37">choice</text:span> set<text:span text:style-name="T37">s</text:span> the last element of natural numbers to be equal to zero:</text:p>
      <text:p text:style-name="P15"/>
      <text:p text:style-name="P15"><text:tab/>1 + 1 + 1 + … = 0</text:p>
      <text:p text:style-name="P15"/>
      <text:p text:style-name="P16">This does not mean that the last element is equal to `0 : ℕ`, but it is equal to `0 : ℕ<text:span text:style-name="T2">c</text:span>`.</text:p>
      <text:p text:style-name="P16">The zero under closed natural numbers has a dual semantics: It means two things at once.</text:p>
      <text:p text:style-name="P15"/>
      <text:p text:style-name="P29">Zero is both the first and the last closed natural number. However, a traditional mathematician might suspect that this eliminates a total order, under the assumption that the number before the last exists.</text:p>
      <text:p text:style-name="P30"><text:span text:style-name="T31">I</text:span>t might seem that this <text:span text:style-name="T31">choice </text:span>eliminates a total order <text:span text:style-name="T23">for closed natural numbers</text:span>. However, the only way to express this relation where `x + 1 = 0` is <text:span text:style-name="T22">by constructing a negative closed natural number</text:span>:</text:p>
      <text:p text:style-name="P16"/>
      <text:p text:style-name="P17"><text:tab/>0 &gt; 0 – 1<text:tab/><text:span text:style-name="T10">∧</text:span><text:tab/><text:span text:style-name="T23">0 – 1 &gt; 0</text:span><text:tab/><text:tab/>0 – 1 : ℕ<text:span text:style-name="T2">c</text:span><text:tab/><text:tab/><text:span text:style-name="T7">∀ x : </text:span>ℕ<text:span text:style-name="T2">c</text:span><text:span text:style-name="T7"> { x + 1 &gt; x }</text:span></text:p>
      <text:p text:style-name="P16"/>
      <text:p text:style-name="P17"><text:span text:style-name="T38">Here, </text:span>negative <text:span text:style-name="T21">closed natural </text:span>numbers are constructed<text:span text:style-name="T38"> </text:span>by counting back from the last natural number.</text:p>
      <text:p text:style-name="P21"><text:span text:style-name="T23">However, the identity of this number is undecidable. There exists no unique function that maps from this value to the last element of natural numbers. Under closed natural numbers, `succ` is chosen to be among them, without revealing its identity. The function `succ` a function, but its identity is unknown. </text:span></text:p>
      <text:p text:style-name="P21"/>
      <text:p text:style-name="P21"><text:span text:style-name="T23">To construct a negative closed natural number equals assuming `false`, because violation of core axiom of path semantics. Negative closed natural numbers are inconsistent with path semantics.</text:span></text:p>
      <text:p text:style-name="P18"/>
      <text:p text:style-name="P20"><text:span text:style-name="T23">Hence, one can not construct closed natural numbers who’s successor is known, without knowing their identity. Doing so is inconsistent and can be used to prove anything.</text:span></text:p>
      <text:p text:style-name="P20"><text:span text:style-name="T12"/></text:p>
      <text:p text:style-name="P20"><text:span text:style-name="T12">To </text:span><text:span text:style-name="T16">prevent</text:span><text:span text:style-name="T12"> this inconsistency </text:span><text:span text:style-name="T16">from happening</text:span><text:span text:style-name="T12">, quantification over closed natural numbers starts with `0`, then constructs the successors until all elements of the type have been exhausted:</text:span></text:p>
      <text:p text:style-name="P16"><text:span text:style-name="T8"/></text:p>
      <text:p text:style-name="P18"><text:span text:style-name="T8"><text:tab/></text:span><text:span text:style-name="T11">∀ x : </text:span><text:span text:style-name="T8">ℕ</text:span><text:span text:style-name="T2">c</text:span><text:span text:style-name="T11"> { </text:span><text:span text:style-name="T12">p(x)</text:span><text:span text:style-name="T11"> }<text:tab/></text:span><text:span text:style-name="T12">&lt;=&gt;<text:tab/><text:tab/></text:span><text:span text:style-name="T11">∀ x </text:span><text:span text:style-name="T12">[0, ∞)</text:span><text:span text:style-name="T11"> { </text:span><text:span text:style-name="T12">p(x)</text:span><text:span text:style-name="T11"> }</text:span></text:p>
      <text:p text:style-name="P18"><text:span text:style-name="T11"><text:tab/>∃ x : </text:span><text:span text:style-name="T8">ℕ</text:span><text:span text:style-name="T2">c</text:span><text:span text:style-name="T11"> { </text:span><text:span text:style-name="T12">p(x)</text:span><text:span text:style-name="T11"> }<text:tab/></text:span><text:span text:style-name="T12">&lt;=&gt;<text:tab/><text:tab/>∃</text:span><text:span text:style-name="T11"> x </text:span><text:span text:style-name="T12">[0, ∞)</text:span><text:span text:style-name="T11"> { </text:span><text:span text:style-name="T12">p(x)</text:span><text:span text:style-name="T11"> }</text:span></text:p>
      <text:p text:style-name="P18"><text:span text:style-name="T11"/></text:p>
      <text:p text:style-name="P20"><text:span text:style-name="T11"><text:tab/></text:span><text:span text:style-name="T16">p : <text:s/></text:span><text:span text:style-name="T8">ℕ</text:span><text:span text:style-name="T2">c </text:span><text:span text:style-name="T8">→</text:span><text:span text:style-name="T16"> bool</text:span></text:p>
      <text:p text:style-name="P18"><text:span text:style-name="T11"/></text:p>
      <text:p text:style-name="P23"><text:span text:style-name="T19">Since zero is no longer double-counted</text:span><text:span text:style-name="T8">, the total order is restored:</text:span></text:p>
      <text:p text:style-name="P23"><text:span text:style-name="T8"/></text:p>
      <text:p text:style-name="P23"><text:span text:style-name="T8"><text:tab/></text:span><text:span text:style-name="T11">∀ x : </text:span><text:span text:style-name="T13">ℕ</text:span><text:span text:style-name="T3">c</text:span><text:span text:style-name="T11"> { x + 1 &gt; x }<text:tab/><text:tab/></text:span><text:span text:style-name="T8">&lt;=&gt;<text:tab/><text:tab/></text:span><text:span text:style-name="T11">∀ x : </text:span><text:span text:style-name="T8">[0, ∞)</text:span><text:span text:style-name="T11"> { x + 1 &gt; x }</text:span></text:p>
      <text:p text:style-name="P18"><text:span text:style-name="T11"/></text:p>
      <text:p text:style-name="P23"><text:span text:style-name="T11">T</text:span><text:span text:style-name="T8">his total order is isomorphic to natural numbers under the Peano axioms.</text:span></text:p>
      <text:p text:style-name="P23"><text:span text:style-name="T8"/></text:p>
      <text:p text:style-name="P23"><text:span text:style-name="T8"><text:tab/></text:span><text:span text:style-name="T11">∀ x : </text:span><text:span text:style-name="T13">ℕ</text:span><text:span text:style-name="T3">c</text:span><text:span text:style-name="T11"> { </text:span><text:span text:style-name="T16">p(x)</text:span><text:span text:style-name="T11"> }<text:tab/><text:tab/></text:span><text:span text:style-name="T8">=<text:tab/><text:tab/></text:span><text:span text:style-name="T11">∀ x : </text:span><text:span text:style-name="T13">ℕ</text:span><text:span text:style-name="T11"> { </text:span><text:span text:style-name="T16">p’(x)</text:span><text:span text:style-name="T11"> }</text:span></text:p>
      <text:p text:style-name="P24"><text:span text:style-name="T11"><text:tab/>∃ x : </text:span><text:span text:style-name="T13">ℕ</text:span><text:span text:style-name="T3">c</text:span><text:span text:style-name="T11"> { </text:span><text:span text:style-name="T16">p(x)</text:span><text:span text:style-name="T11"> }<text:tab/><text:tab/></text:span><text:span text:style-name="T8">=<text:tab/><text:tab/></text:span><text:span text:style-name="T11">∃ x : </text:span><text:span text:style-name="T13">ℕ</text:span><text:span text:style-name="T11"> { </text:span><text:span text:style-name="T16">p’(x)</text:span><text:span text:style-name="T11"> }</text:span></text:p>
      <text:p text:style-name="P24"><text:span text:style-name="T11"/></text:p>
      <text:p text:style-name="P24"><text:span text:style-name="T11"><text:tab/>∃ </text:span><text:span text:style-name="T16">g : </text:span><text:span text:style-name="T13">ℕ</text:span><text:span text:style-name="T3">c</text:span><text:span text:style-name="T13"> →→</text:span><text:span text:style-name="T16"> ℕ { p[g → id] </text:span><text:span text:style-name="T17">&lt;=&gt; p’ </text:span><text:span text:style-name="T16">}<text:tab/>is a tautology when the isomorphism `g` exists</text:span></text:p>
      <text:p text:style-name="P18"><text:span text:style-name="T11"/></text:p>
      <text:p text:style-name="P27"><text:span text:style-name="T20">Therefore, c</text:span><text:span text:style-name="T11">lo</text:span><text:span text:style-name="T8">sed natural numbers do not violate the Peano axioms, but </text:span><text:span text:style-name="T18">strengthens</text:span><text:span text:style-name="T8"> them.</text:span></text:p>
      <text:p text:style-name="P18"><text:span text:style-name="T11"/></text:p>
      <text:p text:style-name="P23"><text:span text:style-name="T11">T</text:span><text:span text:style-name="T8">his means that theorems that hold in first-order logic for natural numbers also holds for closed natural numbers. It is not needed to change the </text:span><text:span text:style-name="T20">existing </text:span><text:span text:style-name="T8">proofs from `</text:span><text:span text:style-name="T13">ℕ</text:span><text:span text:style-name="T8">` to `</text:span><text:span text:style-name="T13">ℕ</text:span><text:span text:style-name="T3">c</text:span><text:span text:style-name="T8">`.</text:span></text:p>
      <text:p text:style-name="P23"><text:span text:style-name="T8"/></text:p>
      <text:p text:style-name="P23"><text:span text:style-name="T8">Closed natural numbers are only necessary when introducing the trivial path `∀succ` in proofs.</text:span></text:p>
      <text:p text:style-name="P18"><text:span text:style-name="T11"/></text:p>
      <text:p text:style-name="P16"><text:span text:style-name="T8">To preserve the theory of higher infinite cardinals, countable infinity </text:span><text:span text:style-name="T9">`∞` expresses the size of closed natural numbers, </text:span><text:span text:style-name="T14">which has no symbol among closed natural numbers.</text:span></text:p>
      <text:p text:style-name="P19"/>
      <text:p text:style-name="P6"><text:span text:style-name="T14"><text:tab/>|</text:span><text:span text:style-name="T13">ℕ</text:span><text:span text:style-name="T3">c</text:span><text:span text:style-name="T14">| = ∞</text:span></text:p>
      <text:p text:style-name="P19"><text:span text:style-name="T14"><text:tab/></text:span><text:span text:style-name="T9">0 ¬= </text:span><text:span text:style-name="T15">∞</text:span></text:p>
      <text:p text:style-name="P6"><text:span text:style-name="T14"><text:tab/></text:span><text:span text:style-name="T9">(</text:span><text:span text:style-name="T14">∞ : </text:span><text:span text:style-name="T13">ℕ</text:span><text:span text:style-name="T3">c</text:span><text:span text:style-name="T9">) = false</text:span></text:p>
      <text:p text:style-name="P6"><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2T05:52:39.149425000</meta:creation-date>
    <dc:date>2020-03-02T09:17:02.992860000</dc:date>
    <meta:editing-duration>PT26M27S</meta:editing-duration>
    <meta:editing-cycles>16</meta:editing-cycles>
    <meta:generator>LibreOffice/5.1.2.2$MacOSX_X86_64 LibreOffice_project/d3bf12ecb743fc0d20e0be0c58ca359301eb705f</meta:generator>
    <meta:document-statistic meta:table-count="0" meta:image-count="0" meta:object-count="0" meta:page-count="3" meta:paragraph-count="66" meta:word-count="1219" meta:character-count="6624" meta:non-whitespace-character-count="5428"/>
  </office:meta>
</office:document-meta>
</file>